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text-properties officeooo:rsid="0013c79f" officeooo:paragraph-rsid="0014f594"/>
    </style:style>
    <style:style style:name="P2" style:family="paragraph" style:parent-style-name="Standard" style:list-style-name="L1">
      <style:text-properties officeooo:rsid="0014f594" officeooo:paragraph-rsid="0014f594"/>
    </style:style>
    <style:style style:name="P3" style:family="paragraph" style:parent-style-name="Standard" style:list-style-name="L1">
      <style:text-properties officeooo:rsid="0016e6b6" officeooo:paragraph-rsid="0016e6b6"/>
    </style:style>
    <style:style style:name="P4" style:family="paragraph" style:parent-style-name="Standard" style:list-style-name="L1">
      <style:text-properties officeooo:rsid="0016e6b6" officeooo:paragraph-rsid="001fc3a8"/>
    </style:style>
    <style:style style:name="P5" style:family="paragraph" style:parent-style-name="Standard">
      <style:text-properties officeooo:rsid="0016e6b6" officeooo:paragraph-rsid="001e879e"/>
    </style:style>
    <style:style style:name="P6" style:family="paragraph" style:parent-style-name="Standard" style:list-style-name="L5">
      <style:text-properties officeooo:rsid="0016e6b6" officeooo:paragraph-rsid="001fc3a8"/>
    </style:style>
    <style:style style:name="P7" style:family="paragraph" style:parent-style-name="Standard" style:list-style-name="L1">
      <style:text-properties officeooo:rsid="00198494" officeooo:paragraph-rsid="00198494"/>
    </style:style>
    <style:style style:name="P8" style:family="paragraph" style:parent-style-name="Standard" style:list-style-name="L3">
      <style:text-properties officeooo:paragraph-rsid="001e879e"/>
    </style:style>
    <style:style style:name="P9" style:family="paragraph" style:parent-style-name="Standard" style:list-style-name="L3">
      <style:text-properties officeooo:paragraph-rsid="001fc3a8"/>
    </style:style>
    <style:style style:name="P10" style:family="paragraph" style:parent-style-name="Standard" style:list-style-name="L3">
      <style:text-properties officeooo:rsid="001e879e" officeooo:paragraph-rsid="001e879e"/>
    </style:style>
    <style:style style:name="P11" style:family="paragraph" style:parent-style-name="Standard" style:list-style-name="L3">
      <style:text-properties officeooo:rsid="001e879e" officeooo:paragraph-rsid="001fc3a8"/>
    </style:style>
    <style:style style:name="P12" style:family="paragraph" style:parent-style-name="Standard" style:list-style-name="L5">
      <style:text-properties officeooo:rsid="001e879e" officeooo:paragraph-rsid="001fc3a8"/>
    </style:style>
    <style:style style:name="P13" style:family="paragraph" style:parent-style-name="Standard" style:list-style-name="L5">
      <style:text-properties officeooo:paragraph-rsid="001fc3a8"/>
    </style:style>
    <style:style style:name="P14" style:family="paragraph" style:parent-style-name="Standard" style:list-style-name="L6">
      <style:text-properties officeooo:paragraph-rsid="001fc3a8"/>
    </style:style>
    <style:style style:name="T1" style:family="text">
      <style:text-properties officeooo:rsid="001608a9"/>
    </style:style>
    <style:style style:name="T2" style:family="text">
      <style:text-properties officeooo:rsid="0017dd23"/>
    </style:style>
    <style:style style:name="T3" style:family="text">
      <style:text-properties officeooo:rsid="001a60b8"/>
    </style:style>
    <style:style style:name="T4" style:family="text">
      <style:text-properties officeooo:rsid="001da886"/>
    </style:style>
    <style:style style:name="T5" style:family="text">
      <style:text-properties officeooo:rsid="001e879e"/>
    </style:style>
    <style:style style:name="T6" style:family="text">
      <style:text-properties officeooo:rsid="001fc3a8"/>
    </style:style>
    <style:style style:name="T7" style:family="text">
      <style:text-properties officeooo:rsid="0016e6b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973671740056534903" text:style-name="L1">
        <text:list-item>
          <text:p text:style-name="P1">A trap is a software generated interrupt. A trap can be caused by an error or by a system call from a user program. When a trap is called, the system changes from user mode to kernel mode and the operating system takes control.</text:p>
          <text:p text:style-name="P1"/>
        </text:list-item>
        <text:list-item>
          <text:p text:style-name="P2">When a system call is executed, the system treats it as a software interrupt. The trap table (or interrupt vector) <text:span text:style-name="T1">tells the operating system which interrupt handler routine to execute.</text:span></text:p>
          <text:p text:style-name="P3"/>
        </text:list-item>
        <text:list-item>
          <text:p text:style-name="P4"><text:span text:style-name="T4">In order for the kernel to communicate with a device, it needs a device driver. One way to implement a device driver is with a Loadable Kernel Module. An LKM exists in the form of an executable object file (or .o file). </text:span></text:p>
        </text:list-item>
      </text:list>
      <text:list xml:id="list5505960213860228769" text:style-name="L5">
        <text:list-item>
          <text:p text:style-name="P13"><text:span text:style-name="T4">To insert an LKM use ‘insmod &lt;module-name&gt;.o’</text:span></text:p>
        </text:list-item>
        <text:list-item>
          <text:p text:style-name="P13"><text:span text:style-name="T5">To check which modules have been loaded, use ‘lsmod’</text:span></text:p>
        </text:list-item>
        <text:list-item>
          <text:p text:style-name="P12">To remove a module, use ‘rmmod &lt;module-name&gt;’</text:p>
        </text:list-item>
        <text:list-item>
          <text:p text:style-name="P6"><text:span text:style-name="T5">The ‘modprobe’ command can be used to intelligently insert or remove LKMs. This command is easier to use than insmod and rmmod. </text:span></text:p>
        </text:list-item>
      </text:list>
      <text:list xml:id="list185013484343968" text:continue-list="list3973671740056534903" text:style-name="L1">
        <text:list-header>
          <text:p text:style-name="P4"/>
        </text:list-header>
      </text:list>
      <text:list xml:id="list6149849547025475876" text:style-name="L6">
        <text:list-item>
          <text:p text:style-name="P14"><text:span text:style-name="T7">In Linux, devices are special files in the /dev directory. You can create a new device by using the makedev program. makedev uses the mknod command to set the device name, type, and major and minor device numbers. makedev also sets the file permissions and ownership properties. Because the mechanisms that pass requests between devices and applications are general, devices and drivers can be introduced into the computer without recompiling. <text:tab/></text:span></text:p>
          <text:p text:style-name="P14"/>
        </text:list-item>
      </text:list>
      <text:list xml:id="list185013234534654" text:continue-list="list185013484343968" text:style-name="L1">
        <text:list-item>
          <text:p text:style-name="P7">One way that I/O can be overlapped with CPU execution is with interrupt driven I/O. In this case, a device will notify the CPU when it is ready for use with an interrupt. This method is better than polling because the CPU only has to deal with the device when it is ready for input, when output is complete, or when an error has occurred. <text:span text:style-name="T3">Another way of overlapping I/O and device execution is with DMA (or Direct Memory Access). This method uses a special purpose processor used for I/O called a DMA controller. The DMA controller operates the memory bus directly, without the help of the CPU. This method is advantageous because the CPU only receives an interrupt when the I/O process is finishe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3T16:14:40.551225551</meta:creation-date>
    <dc:date>2017-06-19T18:50:12.897979821</dc:date>
    <meta:editing-duration>PT2H42M59S</meta:editing-duration>
    <meta:editing-cycles>6</meta:editing-cycles>
    <meta:generator>LibreOffice/5.1.6.2$Linux_X86_64 LibreOffice_project/10m0$Build-2</meta:generator>
    <meta:document-statistic meta:table-count="0" meta:image-count="0" meta:object-count="0" meta:page-count="1" meta:paragraph-count="10" meta:word-count="366" meta:character-count="2060" meta:non-whitespace-character-count="1709"/>
  </office:meta>
</office:document-meta>
</file>